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style:font-size-asian="14pt" style:font-size-complex="14pt"/>
    </style:style>
    <style:style style:name="P2" style:family="paragraph" style:parent-style-name="Standard">
      <style:paragraph-properties fo:text-align="start" style:justify-single-word="false"/>
      <style:text-properties style:font-name="Times New Roman"/>
    </style:style>
    <style:style style:name="P3" style:family="paragraph" style:parent-style-name="Standard" style:list-style-name="L1">
      <style:paragraph-properties fo:text-align="start" style:justify-single-word="false"/>
      <style:text-properties style:font-name="Times New Roman" fo:font-weight="bold" style:font-weight-asian="bold" style:font-weight-complex="bold"/>
    </style:style>
    <style:style style:name="P4" style:family="paragraph" style:parent-style-name="Standard">
      <style:paragraph-properties fo:text-align="start" style:justify-single-word="false"/>
      <style:text-properties style:font-name="Times New Roman"/>
    </style:style>
    <style:style style:name="P5" style:family="paragraph" style:parent-style-name="Standard" style:list-style-name="L1">
      <style:paragraph-properties fo:text-align="start" style:justify-single-word="false"/>
      <style:text-properties style:font-name="Times New Roman"/>
    </style:style>
    <style:style style:name="P6" style:family="paragraph" style:parent-style-name="Standard" style:list-style-name="L2">
      <style:paragraph-properties fo:text-align="start" style:justify-single-word="false"/>
      <style:text-properties style:font-name="Times New Roman"/>
    </style:style>
    <style:style style:name="P7" style:family="paragraph" style:parent-style-name="Standard" style:list-style-name="L1">
      <style:paragraph-properties fo:text-align="start" style:justify-single-word="false"/>
      <style:text-properties style:font-name="Times New Roman" fo:font-weight="normal" style:font-weight-asian="normal" style:font-weight-complex="normal"/>
    </style:style>
    <style:style style:name="P8" style:family="paragraph">
      <style:paragraph-properties fo:text-align="cent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Extrémités_20_de_20_ligne_20_1"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2"/>
      <text:list xml:id="list7237309915121480671" text:style-name="L1">
        <text:list-item>
          <text:p text:style-name="P3">Contexte et définition du projet</text:p>
          <text:p text:style-name="P5"/>
          <text:p text:style-name="P5">Ce projet est a réaliser dans le cadre du BTS SIO. Le projet est un mots mêlés pour une personne qui s'ennuie et qui voudrait faire une activité intellectuelle qui demande de la réflexion et de la rapidité.</text:p>
        </text:list-item>
      </text:list>
      <text:p text:style-name="P2"><text:tab/></text:p>
      <text:p text:style-name="P2"><text:tab/></text:p>
      <text:list xml:id="list34626434" text:continue-numbering="true" text:style-name="L1">
        <text:list-item>
          <text:p text:style-name="P3">Objectifs du projet</text:p>
          <text:p text:style-name="P5"/>
          <text:p text:style-name="P5">L'objectif de ce projet est d'offrir du divertissement à une personne qui s'ennuie.</text:p>
          <text:p text:style-name="P5"/>
          <text:p text:style-name="P5"/>
        </text:list-item>
        <text:list-item>
          <text:p text:style-name="P3">Périmètre du projet</text:p>
          <text:p text:style-name="P5"/>
        </text:list-item>
      </text:list>
      <text:p text:style-name="P2"><text:tab/>Le projet se limite à 1 personne. Il faut que la personne puisse être autonome sur le jeu.</text:p>
      <text:list xml:id="list34644844" text:continue-numbering="true" text:style-name="L1">
        <text:list-header>
          <text:p text:style-name="P5"/>
          <text:p text:style-name="P5"/>
        </text:list-header>
        <text:list-item>
          <text:p text:style-name="P3">Description fonctionnelle des besoins</text:p>
          <text:p text:style-name="P7">a) Créer une grille</text:p>
          <text:p text:style-name="P7">b) Choisir un thème</text:p>
          <text:p text:style-name="P7">c) Intégrer les mots du thème dans la grille</text:p>
          <text:p text:style-name="P7">d) Afficher les mots à chercher sur le côté de la grille</text:p>
          <text:p text:style-name="P7">e) Surligner les mots trouvés dans la grille</text:p>
          <text:p text:style-name="P7">f) Barrer ou supprimer les mots trouvés dans la liste sur le côté de la grille</text:p>
        </text:list-item>
      </text:list>
      <text:p text:style-name="P2"/>
      <text:p text:style-name="P2"/>
      <text:list xml:id="list34616966" text:continue-numbering="true" text:style-name="L1">
        <text:list-item>
          <text:p text:style-name="P3">Enveloppe budgétaire</text:p>
          <text:p text:style-name="P5"/>
          <text:p text:style-name="P5"><text:s/>...</text:p>
        </text:list-item>
      </text:list>
      <text:p text:style-name="P2"/>
      <text:p text:style-name="P2"/>
      <text:list xml:id="list34625001" text:continue-numbering="true" text:style-name="L1">
        <text:list-item>
          <text:p text:style-name="P3">Délais de réalisation</text:p>
          <text:p text:style-name="P5"/>
          <text:p text:style-name="P5">Le projet est à finaliser avant fin mars 2024.</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Players (Id, LastName, FirstName, Age)</text:p>
      <text:p text:style-name="P2">Grids (Line, Column)</text:p>
      <text:p text:style-name="P2">Games (Topic, Score)</text:p>
      <text:p text:style-name="P2"/>
      <text:p text:style-name="P2">Topics → IdAnimal, IdColor, IdClothe</text:p>
      <text:p text:style-name="P2"/>
      <text:p text:style-name="P2">Animals (Id, Animal)</text:p>
      <text:p text:style-name="P2">Colors (Id, Color)</text:p>
      <text:p text:style-name="P2">Clothes (Id, Clothe)</text:p>
      <text:p text:style-name="P2"/>
      <text:p text:style-name="P2"/>
      <text:p text:style-name="P2"><draw:custom-shape text:anchor-type="paragraph" draw:z-index="0" draw:style-name="gr1" svg:width="2.673cm" svg:height="3.043cm" svg:x="7.336cm" svg:y="0.049cm"><text:p>Players</text:p><text:p/><text:p>Id</text:p><text:p>LastName</text:p><text:p>FirstName</text:p><text:p>Birthday</text:p><draw:enhanced-geometry svg:viewBox="0 0 21600 21600" draw:glue-points="10800 0 0 10800 10800 21600 21600 10800" draw:type="flowchart-process" draw:enhanced-path="M 0 0 L 21600 0 21600 21600 0 21600 0 0 Z N"/></draw:custom-shape></text:p>
      <text:p text:style-name="P2"/>
      <text:p text:style-name="P2"><draw:line text:anchor-type="paragraph" draw:z-index="11" draw:style-name="gr3" draw:text-style-name="P8" svg:x1="5.246cm" svg:y1="2.537cm" svg:x2="7.336cm" svg:y2="0.42cm"><text:p/></draw:line></text:p>
      <text:p text:style-name="P2"><draw:custom-shape text:anchor-type="paragraph" draw:z-index="2" draw:style-name="gr2" svg:width="2.673cm" svg:height="3.52cm" svg:x="2.574cm" svg:y="0.277cm"><text:p>Games</text:p><text:p/><text:p>Id</text:p><text:p>PlayerId</text:p><text:p>TopicId</text:p><text:p>NbWord</text:p><text:p>Score</text:p><draw:enhanced-geometry svg:viewBox="0 0 21600 21600" draw:glue-points="10800 0 0 10800 10800 21600 21600 10800" draw:type="flowchart-process" draw:enhanced-path="M 0 0 L 21600 0 21600 21600 0 21600 0 0 Z N"/></draw:custom-shape></text:p>
      <text:p text:style-name="P2"><draw:custom-shape text:anchor-type="paragraph" draw:z-index="4" draw:style-name="gr1" svg:width="2.673cm" svg:height="2.197cm" svg:x="11.622cm" svg:y="0.224cm"><text:p>Animals</text:p><text:p/><text:p>Id</text:p><text:p>Animal</text:p><draw:enhanced-geometry svg:viewBox="0 0 21600 21600" draw:glue-points="10800 0 0 10800 10800 21600 21600 10800" draw:type="flowchart-process" draw:enhanced-path="M 0 0 L 21600 0 21600 21600 0 21600 0 0 Z N"/></draw:custom-shape></text:p>
      <text:p text:style-name="P2"/>
      <text:p text:style-name="P2"/>
      <text:p text:style-name="P2"><draw:line text:anchor-type="paragraph" draw:z-index="7" draw:style-name="gr3" draw:text-style-name="P8" svg:x1="10.035cm" svg:y1="2.087cm" svg:x2="11.623cm" svg:y2="0.129cm"><text:p/></draw:line><draw:custom-shape text:anchor-type="paragraph" draw:z-index="3" draw:style-name="gr1" svg:width="2.673cm" svg:height="2.996cm" svg:x="7.362cm" svg:y="0.288cm"><text:p>Topics</text:p><text:p/><text:p>Id</text:p><text:p>AnimalId</text:p><text:p>ColorId</text:p><text:p>ClotheId</text:p><draw:enhanced-geometry svg:viewBox="0 0 21600 21600" draw:glue-points="10800 0 0 10800 10800 21600 21600 10800" draw:type="flowchart-process" draw:enhanced-path="M 0 0 L 21600 0 21600 21600 0 21600 0 0 Z N"/></draw:custom-shape></text:p>
      <text:p text:style-name="P2"/>
      <text:p text:style-name="P2"><draw:line text:anchor-type="paragraph" draw:z-index="10" draw:style-name="gr3" draw:text-style-name="P8" svg:x1="5.246cm" svg:y1="0.145cm" svg:x2="7.363cm" svg:y2="1.045cm"><text:p/></draw:line></text:p>
      <text:p text:style-name="P2"><draw:custom-shape text:anchor-type="paragraph" draw:z-index="5" draw:style-name="gr1" svg:width="2.673cm" svg:height="2.07cm" svg:x="11.649cm" svg:y="0.377cm"><text:p>Colors</text:p><text:p/><text:p>Id</text:p><text:p>Color</text:p><draw:enhanced-geometry svg:viewBox="0 0 21600 21600" draw:glue-points="10800 0 0 10800 10800 21600 21600 10800" draw:type="flowchart-process" draw:enhanced-path="M 0 0 L 21600 0 21600 21600 0 21600 0 0 Z N"/></draw:custom-shape></text:p>
      <text:p text:style-name="P2"/>
      <text:p text:style-name="P2"><draw:custom-shape text:anchor-type="paragraph" draw:z-index="1" draw:style-name="gr1" svg:width="2.673cm" svg:height="2.197cm" svg:x="2.6cm" svg:y="0.452cm"><text:p>Grids</text:p><text:p/><text:p>Line</text:p><text:p>Column</text:p><draw:enhanced-geometry svg:viewBox="0 0 21600 21600" draw:glue-points="10800 0 0 10800 10800 21600 21600 10800" draw:type="flowchart-process" draw:enhanced-path="M 0 0 L 21600 0 21600 21600 0 21600 0 0 Z N"/></draw:custom-shape></text:p>
      <text:p text:style-name="P2"><draw:line text:anchor-type="paragraph" draw:z-index="8" draw:style-name="gr3" draw:text-style-name="P8" svg:x1="10.035cm" svg:y1="0.102cm" svg:x2="11.649cm" svg:y2="0.181cm"><text:p/></draw:line></text:p>
      <text:p text:style-name="P2"><draw:line text:anchor-type="paragraph" draw:z-index="9" draw:style-name="gr3" draw:text-style-name="P8" svg:x1="10.035cm" svg:y1="0.092cm" svg:x2="11.649cm" svg:y2="2.288cm"><text:p/></draw:line></text:p>
      <text:p text:style-name="P2"><draw:custom-shape text:anchor-type="paragraph" draw:z-index="6" draw:style-name="gr1" svg:width="2.673cm" svg:height="2.197cm" svg:x="11.649cm" svg:y="0.457cm"><text:p>Clothes</text:p><text:p/><text:p>Id</text:p><text:p>Clothe</text:p><draw:enhanced-geometry svg:viewBox="0 0 21600 21600" draw:glue-points="10800 0 0 10800 10800 21600 21600 10800" draw:type="flowchart-process"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lene j</meta:initial-creator>
    <meta:creation-date>2023-09-15T13:58:37.92</meta:creation-date>
    <dc:date>2023-10-24T14:38:24.56</dc:date>
    <meta:editing-duration>P2DT1H53M14S</meta:editing-duration>
    <meta:editing-cycles>21</meta:editing-cycles>
    <meta:generator>OpenOffice/4.1.14$Win32 OpenOffice.org_project/4114m1$Build-9811</meta:generator>
    <meta:document-statistic meta:table-count="0" meta:image-count="0" meta:object-count="0" meta:page-count="2" meta:paragraph-count="27" meta:word-count="186" meta:character-count="1042"/>
  </office:meta>
</office:document-meta>
</file>